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39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794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191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588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1.984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3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2.77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3.572cm" text:min-label-width="0.635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eCom for Linux and Win32</text:p>
      <text:p text:style-name="Text_20_body"/>
      <text:p text:style-name="Standard"/>
      <text:p text:style-name="Standard">This document describes how to build DoseCom for Linux and Win32.</text:p>
      <text:p text:style-name="Standard">This is a description of the first release There might be lots of modifications in future releases.</text:p>
      <text:p text:style-name="Standard"/>
      <text:p text:style-name="Standard">LSEN 07-12-27</text:p>
      <text:p text:style-name="Standard"/>
      <text:h text:style-name="Heading_20_1" text:outline-level="1">Short Description of modules</text:h>
      <text:h text:style-name="Heading_20_2" text:outline-level="2">DoseComDll </text:h>
      <text:p text:style-name="Standard">The DLL / Shared object which DoseMain uses.</text:p>
      <text:p text:style-name="Standard"/>
      <text:p text:style-name="P2">Exports:</text:p>
      <text:p text:style-name="Standard">[LINUX] - libDoseCom.so</text:p>
      <text:p text:style-name="Standard">[WIN32] - DoseComDll.dll, DoseComDll.lib</text:p>
      <text:h text:style-name="Heading_20_2" text:outline-level="2">DoseMonitor</text:h>
      <text:p text:style-name="Standard">GUI program that:</text:p>
      <text:p text:style-name="Standard">1) Shows Dose status.</text:p>
      <text:p text:style-name="Standard">2) Receives and prints debug and error messages via UDP from DoseCom.</text:p>
      <text:p text:style-name="Standard"/>
      <text:p text:style-name="Standard">Needs DoseComDll.</text:p>
      <text:p text:style-name="Standard">Can not be used together with DoseErrLog.</text:p>
      <text:p text:style-name="Standard"/>
      <text:p text:style-name="P2">Exports:</text:p>
      <text:p text:style-name="Standard">[LINUX] - Not implemented (replaced by JavaDoseMon + DoseErrLog)</text:p>
      <text:p text:style-name="Standard">[WIN32] - DoseMonitor.exe</text:p>
      <text:h text:style-name="Heading_20_2" text:outline-level="2">JavaDoseMon</text:h>
      <text:p text:style-name="Standard">Java GUI program that implements function 1) in DoseMonitor</text:p>
      <text:p text:style-name="Standard">Needs DoseJni.</text:p>
      <text:list text:style-name="L1">
        <text:list-item>
          <text:p text:style-name="P3">Not completed.</text:p>
        </text:list-item>
        <text:list-item>
          <text:p text:style-name="P3">Function 'show small blue circles' not implemented.</text:p>
        </text:list-item>
        <text:list-item>
          <text:p text:style-name="P3">More minor not implemented functions.</text:p>
        </text:list-item>
        <text:list-item>
          <text:p text:style-name="P3">Gives warnings when executed</text:p>
        </text:list-item>
      </text:list>
      <text:p text:style-name="Standard"/>
      <text:p text:style-name="Standard"><text:s text:c="2"/><text:span text:style-name="T1">Exports:</text:span></text:p>
      <text:p text:style-name="Standard"><text:s text:c="2"/>[WIN32]+[LINUX] DoseMon.jar</text:p>
      <text:p text:style-name="Standard"/>
      <text:p text:style-name="Standard">To execute it in WIN32 <text:s/>- Click on the .jar file from Explorer </text:p>
      <text:p text:style-name="Standard"><text:s text:c="43"/>or <text:s/>from cmd prompt: “java -jar DoseMon.jar”</text:p>
      <text:p text:style-name="Standard">To execute it in LINUX <text:s/>- from cmd prompt: “java -jar DoseMon.jar”</text:p>
      <text:p text:style-name="P4"/>
      <text:p text:style-name="Standard"/>
      <text:h text:style-name="Heading_20_2" text:outline-level="2">DoseJni</text:h>
      <text:p text:style-name="Standard">DLL/Shared object, used by JavaDoseMon to connect (via C++) to shared memory owned by DoseCom.</text:p>
      <text:p text:style-name="Standard"/>
      <text:p text:style-name="P2">Exports:</text:p>
      <text:p text:style-name="Standard">[LINUX] - libDoseJni.so</text:p>
      <text:p text:style-name="Standard">[WIN32] – DoseJni.dll <text:s/>(not the .lib, since accessed by Java).</text:p>
      <text:h text:style-name="Heading_20_2" text:outline-level="2">DoseErrLog</text:h>
      <text:p text:style-name="Standard">Console utility that receives and prints debug and error messages via UDP from DoseCom.</text:p>
      <text:p text:style-name="Standard">Implements function 2) in DoseMonitor.</text:p>
      <text:p text:style-name="Standard">Can not be used together with DoseMonitor.</text:p>
      <text:p text:style-name="Standard"/>
      <text:p text:style-name="P2">Exports:</text:p>
      <text:p text:style-name="Standard">[LINUX] - DoseErrLog</text:p>
      <text:p text:style-name="Standard">[WIN32] - DoseErrLog.exe</text:p>
      <text:h text:style-name="Heading_20_2" text:outline-level="2">DoseSniffer</text:h>
      <text:p text:style-name="Standard">Console utility that uses raw sockets to receive and display Dose UDP messages.</text:p>
      <text:p text:style-name="Standard">[LINUX] - shows only received messages. <text:s/>(I will try to implement display sent messages).</text:p>
      <text:p text:style-name="Standard">[WIN32] - shows sent and received messages.</text:p>
      <text:p text:style-name="Standard"/>
      <text:p text:style-name="P2">Exports:</text:p>
      <text:p text:style-name="Standard">[LINUX] - DoseSniffer</text:p>
      <text:p text:style-name="Standard">[WIN32] - DoseSniffer.exe</text:p>
      <text:h text:style-name="Heading_20_2" text:outline-level="2">DoseWebSrv </text:h>
      <text:p text:style-name="P2">Exports:</text:p>
      <text:p text:style-name="Standard">[LINUX] - not implemented for LINUX (yet)</text:p>
      <text:p text:style-name="Standard">[WIN32] - DoseWebSrv.exe <text:s/>(not modified)</text:p>
      <text:h text:style-name="Heading_20_2" text:outline-level="2">DoseHtml</text:h>
      <text:p text:style-name="Standard">Not modified</text:p>
      <text:p text:style-name="Standard"/>
      <text:p text:style-name="P2">Exports:</text:p>
      <text:p text:style-name="Standard">[WIN32]+[LINUX] *.htm, *.js</text:p>
      <text:h text:style-name="Heading_20_2" text:outline-level="2">DoseTest</text:h>
      <text:p text:style-name="Standard">Testprogram only used for test and development of DoseCom.</text:p>
      <text:p text:style-name="Standard">Can be used as an example how to use the interface and how to write a makefile.</text:p>
      <text:p text:style-name="Standard"/>
      <text:p text:style-name="P2">Exports:</text:p>
      <text:p text:style-name="Standard">[LINUX] - DoseTest</text:p>
      <text:p text:style-name="Standard">[WIN32] - DoseTest.exe</text:p>
      <text:p text:style-name="Standard"/>
      <text:p text:style-name="P4"/>
      <text:h text:style-name="Heading_20_1" text:outline-level="1">Building the modules</text:h>
      <text:p text:style-name="P2"/>
      <text:p text:style-name="P2">General:</text:p>
      <text:p text:style-name="P5">All source files are 'untabified'. (or intended to be).</text:p>
      <text:p text:style-name="P5"/>
      <text:p text:style-name="P5">Note 1: </text:p>
      <text:p text:style-name="P5">DoseJni needs: Jni.h which includes jni_md.h</text:p>
      <text:p text:style-name="P5">In Linux these were already on an include search path.</text:p>
      <text:p text:style-name="P5">In Win32 these were located in JavaSdk and had to be moved to a proper location.</text:p>
      <text:p text:style-name="P5"/>
      <text:p text:style-name="P5">Note 2: There must be a '-D_LINUX' in all linux makefiles.</text:p>
      <text:h text:style-name="Heading_20_2" text:outline-level="2">[WIN32]</text:h>
      <text:p text:style-name="Standard">Compiled with VisualStudio 6 and with VS 8 (warning level 4).</text:p>
      <text:p text:style-name="Standard">Tested with VS 6 version.</text:p>
      <text:p text:style-name="Standard">Only VS 6 .dsp and .dsw files are released (this time). Convert them.</text:p>
      <text:h text:style-name="Heading_20_2" text:outline-level="2">[LINUX]</text:h>
      <text:p text:style-name="P2">I used:</text:p>
      <text:p text:style-name="P2">Linux:<text:tab/><text:tab/><text:tab/><text:span text:style-name="T2">SUSE 10.3</text:span></text:p>
      <text:p text:style-name="P2">gcc version: <text:tab/><text:tab/><text:span text:style-name="T2">4.2.1 (SUSE Linux)</text:span></text:p>
      <text:p text:style-name="P2">make version:<text:tab/><text:span text:style-name="T2">GNU Make 3.81</text:span></text:p>
      <text:p text:style-name="P2">javac version:<text:tab/><text:span text:style-name="T2">1.6.0_03</text:span></text:p>
      <text:p text:style-name="P2"/>
      <text:p text:style-name="P6">I had some problems with unsolved references when I switched from SUSE 10.1 to 10.3 (new gcc version). <text:s/>They are solved now.</text:p>
      <text:p text:style-name="P2"/>
      <text:p text:style-name="Standard">There is a makefile on each directory that builds an executable or lib or .jar.</text:p>
      <text:p text:style-name="Standard">(See figure "Directory Structure" below).</text:p>
      <text:p text:style-name="Standard">There is also a top makefile that calls all other makfiles.</text:p>
      <text:p text:style-name="Standard"/>
      <text:p text:style-name="Standard">Each non-top makefile contains a define as:</text:p>
      <text:p text:style-name="Standard"/>
      <text:p text:style-name="Standard"># Copy .so files to this dir</text:p>
      <text:p text:style-name="Standard"># Must be root to copy to this dir</text:p>
      <text:p text:style-name="Standard">DSTLIBDIR = /usr/lib</text:p>
      <text:p text:style-name="Standard">or</text:p>
      <text:p text:style-name="Standard"># Copy DoseErrLog to this dir</text:p>
      <text:p text:style-name="Standard">DSTDIR = /home/lasse/bin</text:p>
      <text:p text:style-name="Standard"/>
      <text:p text:style-name="Standard">The built modules are copied to the defined destination.</text:p>
      <text:p text:style-name="Standard">I guess these destinations have to be modified.</text:p>
      <text:p text:style-name="Standard"/>
      <text:p text:style-name="Standard">??? Jag trodde man kunde styra detta från top makefile, men vet inte hur man gör det.</text:p>
      <text:p text:style-name="Standard"/>
      <text:p text:style-name="P4"/>
      <text:h text:style-name="Heading_20_1" text:outline-level="1">Directory Structure</text:h>
      <text:p text:style-name="Standard">[LINUX] / [WIN32] below means that the line is valid for one platform only.</text:p>
      <text:p text:style-name="Standard">I used a FAT32 partition so I could access it from LINUX and Windows.</text:p>
      <text:p text:style-name="Standard"/>
      <text:p text:style-name="P7">dose_communication/</text:p>
      <text:p text:style-name="P8"><text:s text:c="2"/>!</text:p>
      <text:p text:style-name="P8"><text:s text:c="2"/>+--[LINUX] makefile = top makefile that sets up definitions </text:p>
      <text:p text:style-name="P8"><text:s text:c="2"/>! <text:s text:c="20"/>and calls all others.</text:p>
      <text:p text:style-name="P8"><text:s text:c="2"/>!</text:p>
      <text:p text:style-name="P8"><text:s text:c="2"/>+--<text:span text:style-name="T1">Defs/</text:span></text:p>
      <text:p text:style-name="P8"><text:s text:c="2"/>! <text:s text:c="3"/>+--DoseUdpMsg.h, DoseNodeStatus.h</text:p>
      <text:p text:style-name="P8"><text:s text:c="2"/>! <text:s text:c="3"/>+--DoseCom_Interface.h <text:s text:c="19"/>*** EXPORTED ***</text:p>
      <text:p text:style-name="P8"><text:s text:c="2"/>!</text:p>
      <text:p text:style-name="P8"><text:s text:c="2"/>!</text:p>
      <text:p text:style-name="P8"><text:s text:c="2"/>+--<text:span text:style-name="T1">DoseComDll/</text:span></text:p>
      <text:p text:style-name="P8"><text:s text:c="2"/>! <text:s text:c="3"/>!</text:p>
      <text:p text:style-name="P8"><text:s text:c="2"/>! <text:s text:c="3"/>+--[LINUX] - makefile</text:p>
      <text:p text:style-name="P8"><text:s text:c="2"/>! <text:s text:c="3"/>+--[WIN32] - DoseComDll.dsp, DoseComDll.dsw,</text:p>
      <text:p text:style-name="P8"><text:s text:c="2"/>! <text:s text:c="3"/>! <text:s text:c="11"/>DoseComDll.sln, DoseComDll.vcproj</text:p>
      <text:p text:style-name="P8"><text:s text:c="2"/>! <text:s text:c="3"/>!</text:p>
      <text:p text:style-name="P8"><text:s text:c="2"/>! <text:s text:c="3"/>+-- *.cpp, *.h</text:p>
      <text:p text:style-name="P8"><text:s text:c="2"/>! <text:s text:c="3"/>!</text:p>
      <text:p text:style-name="P8"><text:s text:c="2"/>! <text:s text:c="3"/>+--[LINUX] - libDoseCom.so <text:s text:c="15"/>*** EXPORTED ***</text:p>
      <text:p text:style-name="P8"><text:s text:c="2"/>! <text:s text:c="3"/>!</text:p>
      <text:p text:style-name="P8"><text:s text:c="2"/>! <text:s text:c="3"/>+--Release/ [WIN32] </text:p>
      <text:p text:style-name="P8"><text:s text:c="2"/>! <text:s text:c="7"/>+-- DoseComDll.dll, DoseComDll.lib <text:s text:c="3"/>*** EXPORTED ***</text:p>
      <text:p text:style-name="P8"><text:s text:c="2"/>!</text:p>
      <text:p text:style-name="P8"><text:s text:c="2"/>!</text:p>
      <text:p text:style-name="P8"><text:s text:c="2"/>+--<text:span text:style-name="T1">DoseJni/</text:span></text:p>
      <text:p text:style-name="P8"><text:s text:c="2"/>! <text:s text:c="3"/>!</text:p>
      <text:p text:style-name="P8"><text:s text:c="2"/>! <text:s text:c="3"/>+--[LINUX] - makefile</text:p>
      <text:p text:style-name="P8"><text:s text:c="2"/>! <text:s text:c="3"/>+--[WIN32] - DoseJni.dsp, DoseJni.dsw, DoseJni.sln, DoseJni.vcproj</text:p>
      <text:p text:style-name="P8"><text:s text:c="2"/>! <text:s text:c="3"/>!</text:p>
      <text:p text:style-name="P8"><text:s text:c="2"/>! <text:s text:c="3"/>+--*.cpp, *.h</text:p>
      <text:p text:style-name="P8"><text:s text:c="2"/>! <text:s text:c="3"/>!</text:p>
      <text:p text:style-name="P8"><text:s text:c="2"/>! <text:s text:c="3"/>+--[LINUX] - libDoseJni.so <text:s text:c="15"/>*** EXPORTED ***</text:p>
      <text:p text:style-name="P8"><text:s text:c="2"/>! <text:s text:c="3"/>!</text:p>
      <text:p text:style-name="P8"><text:s text:c="2"/>! <text:s text:c="3"/>+--[WIN32] - Release/ </text:p>
      <text:p text:style-name="P8"><text:s text:c="2"/>! <text:s text:c="7"/>+-- DoseJni.dll, <text:s text:c="21"/>*** EXPORTED ***</text:p>
      <text:p text:style-name="P8"><text:s text:c="2"/>! <text:s text:c="7"/>+-- DoseJni.lib (not used)</text:p>
      <text:p text:style-name="P8"><text:s text:c="2"/>!</text:p>
      <text:p text:style-name="P8"><text:s text:c="2"/>!</text:p>
      <text:p text:style-name="P8"><text:s text:c="2"/>+--<text:span text:style-name="T1">DoseTest/</text:span></text:p>
      <text:p text:style-name="P8"><text:s text:c="2"/>! <text:s text:c="3"/>+--[LINUX] - makefile</text:p>
      <text:p text:style-name="P8"><text:s text:c="2"/>! <text:s text:c="3"/>!</text:p>
      <text:p text:style-name="P8"><text:s text:c="2"/>! <text:s text:c="3"/>+--[WIN32] - DoseTest.sln, DoseTest.vcproj</text:p>
      <text:p text:style-name="P8"><text:s text:c="2"/>! <text:s text:c="3"/>+--[WIN32] - DoseTest.dsp, DoseTest.dsw</text:p>
      <text:p text:style-name="P8"><text:s text:c="2"/>! <text:s text:c="3"/>!</text:p>
      <text:p text:style-name="P8"><text:s text:c="2"/>! <text:s text:c="3"/>+--DoseTest.cpp, DoseTestEvent.cpp</text:p>
      <text:p text:style-name="P8"><text:s text:c="2"/>! <text:s text:c="3"/>+--DoseTestEvent.h</text:p>
      <text:p text:style-name="P8"><text:s text:c="2"/>! <text:s text:c="3"/>!</text:p>
      <text:p text:style-name="P8"><text:s text:c="2"/>! <text:s text:c="3"/>+--[LINUX] - DoseTest <text:s text:c="19"/>*** EXPORTED ***</text:p>
      <text:p text:style-name="P8"><text:s text:c="2"/>! <text:s text:c="3"/>+--[WIN32] - Release</text:p>
      <text:p text:style-name="P8"><text:s text:c="2"/>! <text:s text:c="3"/>! <text:s text:c="3"/>+--DoseTest.exe <text:s text:c="20"/>*** EXPORTED ***</text:p>
      <text:p text:style-name="P8"><text:s text:c="2"/>!</text:p>
      <text:p text:style-name="P8"><text:s text:c="2"/>!</text:p>
      <text:p text:style-name="P8"/>
      <text:p text:style-name="P9"/>
      <text:p text:style-name="P8"><text:s text:c="2"/>!</text:p>
      <text:p text:style-name="P8"><text:s text:c="2"/>+--<text:span text:style-name="T1">DoseErrLog/</text:span></text:p>
      <text:p text:style-name="P8"><text:s text:c="2"/>! <text:s text:c="3"/>+--[LINUX] - makefile</text:p>
      <text:p text:style-name="P8"><text:s text:c="2"/>! <text:s text:c="3"/>+--[WIN32] - DoseErrLog.dsp, DoseErrLog.dsw</text:p>
      <text:p text:style-name="P8"><text:s text:c="2"/>! <text:s text:c="3"/>+--[WIN32] - DoseErrLog.sln, DoseErrLog.vcproj</text:p>
      <text:p text:style-name="P8"><text:s text:c="2"/>! <text:s text:c="3"/>!</text:p>
      <text:p text:style-name="P8"><text:s text:c="2"/>! <text:s text:c="3"/>+--DoseErrLog.cpp</text:p>
      <text:p text:style-name="P8"><text:s text:c="2"/>! <text:s text:c="3"/>!</text:p>
      <text:p text:style-name="P8"><text:s text:c="2"/>! <text:s text:c="3"/>+--[LINUX] - DoseErrLog <text:s text:c="11"/>*** EXPORTED ***</text:p>
      <text:p text:style-name="P8"><text:s text:c="2"/>! <text:s text:c="3"/>!</text:p>
      <text:p text:style-name="P8"><text:s text:c="2"/>! <text:s text:c="3"/>+-- [WIN32] - Release/ </text:p>
      <text:p text:style-name="P8"><text:s text:c="2"/>! <text:s text:c="7"/>+-- DoseErrLog.exe <text:s text:c="12"/>*** EXPORTED ***</text:p>
      <text:p text:style-name="P8"><text:s text:c="2"/>! <text:s text:c="4"/></text:p>
      <text:p text:style-name="P8"><text:s text:c="2"/>!</text:p>
      <text:p text:style-name="P8"><text:s text:c="2"/>+--<text:span text:style-name="T1">DoseSniffer/</text:span></text:p>
      <text:p text:style-name="P8"><text:s text:c="2"/>! <text:s text:c="3"/>+--[LINUX] - makefile</text:p>
      <text:p text:style-name="P8"><text:s text:c="2"/>! <text:s text:c="3"/>!</text:p>
      <text:p text:style-name="P8"><text:s text:c="2"/>! <text:s text:c="3"/>+--[WIN32] - DoseSniffer.dsp, DoseSniffer.dsw</text:p>
      <text:p text:style-name="P8"><text:s text:c="2"/>! <text:s text:c="3"/>+--[WIN32] - DoseSniffer.sln, DoseSniffer.vcproj</text:p>
      <text:p text:style-name="P8"><text:s text:c="2"/>! <text:s text:c="3"/>!</text:p>
      <text:p text:style-name="P8"><text:s text:c="2"/>! <text:s text:c="3"/>+--DoseSniffer.cpp</text:p>
      <text:p text:style-name="P8"><text:s text:c="2"/>! <text:s text:c="3"/>+--DoseUdpMsg.h <text:s/>??? use original on ???</text:p>
      <text:p text:style-name="P8"><text:s text:c="2"/>! <text:s text:c="3"/>!</text:p>
      <text:p text:style-name="P8"><text:s text:c="2"/>! <text:s text:c="3"/>+--[LINUX] - DoseSniffer <text:s text:c="10"/>*** EXPORTED ***</text:p>
      <text:p text:style-name="P8"><text:s text:c="2"/>! <text:s text:c="3"/>+--[WIN32] - Release/</text:p>
      <text:p text:style-name="P8"><text:s text:c="2"/>! <text:s text:c="7"/>+-- DoseSniffer.exe <text:s text:c="11"/>*** EXPORTED ***</text:p>
      <text:p text:style-name="P8"><text:s text:c="2"/>!</text:p>
      <text:p text:style-name="P8"><text:s text:c="2"/>!</text:p>
      <text:p text:style-name="P8"><text:s text:c="2"/>+--<text:span text:style-name="T1">DoseMonitor/</text:span> <text:s text:c="2"/>[Only WIN32]</text:p>
      <text:p text:style-name="P8"><text:s text:c="2"/>! <text:s text:c="3"/>+--DoseMonitor.dsp, DoseMonitor.dsw</text:p>
      <text:p text:style-name="P8"><text:s text:c="2"/>! <text:s text:c="3"/>+--DoseMonitor.sln, DoseMonitor.vcproj</text:p>
      <text:p text:style-name="P8"><text:s text:c="2"/>! <text:s text:c="3"/>!</text:p>
      <text:p text:style-name="P8"><text:s text:c="2"/>! <text:s text:c="3"/>+--DoseMonitor.cpp, DoseMonitorInfo.cpp,</text:p>
      <text:p text:style-name="P8"><text:s text:c="2"/>! <text:s text:c="3"/>! <text:s/>DoseMonLog.cpp, DoseMonNodeStatus.cpp</text:p>
      <text:p text:style-name="P8"><text:s text:c="2"/>! <text:s text:c="3"/>+--PrintError.h, resource.h, DoseMonitor.ico, DoseMonitor.RC</text:p>
      <text:p text:style-name="P8"><text:s text:c="2"/>! <text:s text:c="3"/>!</text:p>
      <text:p text:style-name="P8"><text:s text:c="2"/>! <text:s text:c="3"/>+--[WIN32] - Release</text:p>
      <text:p text:style-name="P8"><text:s text:c="2"/>! <text:s text:c="7"/>+--DoseMonitor.exe <text:s text:c="13"/>*** EXPORTED ***</text:p>
      <text:p text:style-name="P8"><text:s text:c="2"/>!</text:p>
      <text:p text:style-name="P8"><text:s text:c="2"/>!</text:p>
      <text:p text:style-name="P8"><text:s text:c="2"/>+--<text:span text:style-name="T1">JavaDoseMon</text:span></text:p>
      <text:p text:style-name="P8"><text:s text:c="2"/>! <text:s text:c="3"/>! </text:p>
      <text:p text:style-name="P8"><text:s text:c="2"/>! <text:s text:c="3"/>!--[WIN32 ] - MakeWin32.bat</text:p>
      <text:p text:style-name="P8"><text:s text:c="2"/>! <text:s text:c="3"/>+--[LINUX] <text:s/>- makefile</text:p>
      <text:p text:style-name="P8"><text:s text:c="2"/>! <text:s text:c="3"/>+--mymanifest - used by makefile to create the jar archive.</text:p>
      <text:p text:style-name="P8"><text:s text:c="2"/>! <text:s text:c="3"/>!</text:p>
      <text:p text:style-name="P8"><text:s text:c="2"/>! <text:s text:c="3"/>+--DoseMonInfo.java, DoseJni.java, DoseMon.java, DoseMonPanel.java</text:p>
      <text:p text:style-name="P8"><text:s text:c="2"/>! <text:s text:c="3"/>!</text:p>
      <text:p text:style-name="P8"><text:s text:c="2"/>! <text:s text:c="3"/>+--[LINUX+[WIN32] - DoseMon.jar <text:s text:c="4"/>*** EXPORTED ****</text:p>
      <text:p text:style-name="P8"><text:s text:c="2"/>!</text:p>
      <text:p text:style-name="P8"><text:s text:c="2"/>!</text:p>
      <text:p text:style-name="P8"><text:s text:c="2"/>+--<text:span text:style-name="T1">DoseWebSrv/</text:span> ??? not implemented for LINUX (yet)</text:p>
      <text:p text:style-name="P8"><text:s text:c="2"/>!</text:p>
      <text:p text:style-name="P8"><text:s text:c="2"/>+--<text:span text:style-name="T1">DoseHtml/</text:span></text:p>
      <text:p text:style-name="Standard"><text:s text:c="12"/>+--*.htm, *.j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2$Build-8964</meta:generator>
    <meta:initial-creator>Lasse Engdahl</meta:initial-creator>
    <meta:creation-date>2007-12-26T23:52:09</meta:creation-date>
    <dc:creator>Lasse Engdahl</dc:creator>
    <dc:date>2007-12-27T14:24:07</dc:date>
    <dc:language>en-US</dc:language>
    <meta:editing-cycles>7</meta:editing-cycles>
    <meta:editing-duration>PT54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206" meta:word-count="735" meta:character-count="6503"/>
  </office:meta>
</office:document-meta>
</file>